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font-name-asian="Times New Roman1" style:language-asian="nb" style:country-asian="NO" style:font-name-complex="Times New Roman1"/>
    </style:style>
    <style:style style:name="P2" style:family="paragraph" style:parent-style-name="Standard">
      <style:paragraph-properties style:line-height-at-least="0.688cm"/>
    </style:style>
    <style:style style:name="P3" style:family="paragraph" style:parent-style-name="Standard">
      <style:paragraph-properties fo:margin-top="0cm" fo:margin-bottom="0.582cm" loext:contextual-spacing="false" style:line-height-at-least="0.688cm"/>
    </style:style>
    <style:style style:name="P4" style:family="paragraph" style:parent-style-name="Standard" style:list-style-name="">
      <style:paragraph-properties fo:margin-top="0cm" fo:margin-bottom="0.106cm" loext:contextual-spacing="false" style:line-height-at-least="0.55cm"/>
    </style:style>
    <style:style style:name="P5" style:family="paragraph" style:parent-style-name="Standard" style:master-page-name="Standard">
      <style:paragraph-properties style:page-number="auto"/>
    </style:style>
    <style:style style:name="T1" style:family="text">
      <style:text-properties fo:color="#26292a" style:font-name="Helvetica Neue" fo:font-size="15pt" fo:background-color="#ffffff" loext:char-shading-value="0" style:font-name-asian="Times New Roman1" style:font-size-asian="15pt" style:language-asian="nb" style:country-asian="NO" style:font-name-complex="Times New Roman1" style:font-size-complex="15pt"/>
    </style:style>
    <style:style style:name="T2" style:family="text">
      <style:text-properties fo:color="#26292a" style:font-name="Helvetica Neue" fo:font-size="13.5pt" style:font-name-asian="Times New Roman1" style:font-size-asian="13.5pt" style:language-asian="nb" style:country-asian="NO" style:font-name-complex="Times New Roman1" style:font-size-complex="13.5pt"/>
    </style:style>
    <style:style style:name="T3" style:family="text">
      <style:text-properties fo:color="#26292a" style:font-name="Helvetica Neue" fo:font-size="13.5pt" fo:language="fi" fo:country="FI" style:font-name-asian="Times New Roman1" style:font-size-asian="13.5pt" style:language-asian="nb" style:country-asian="NO" style:font-name-complex="Times New Roman1" style:font-size-complex="13.5pt"/>
    </style:style>
    <style:style style:name="T4" style:family="text">
      <style:text-properties fo:color="#26292a" style:font-name="Helvetica Neue" fo:font-size="18pt" fo:font-weight="bold" style:font-name-asian="Times New Roman1" style:font-size-asian="18pt" style:language-asian="nb" style:country-asian="NO" style:font-weight-asian="bold" style:font-name-complex="Times New Roman1" style:font-size-complex="18pt" style:font-weight-complex="bold"/>
    </style:style>
    <style:style style:name="T5" style:family="text">
      <style:text-properties style:font-name="Times New Roman" style:font-name-asian="Times New Roman1" style:language-asian="nb" style:country-asian="NO"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Det kvenske språket er svært truet. Nå håper kvenske miljøer at språkreir i barnehager skal bidra med å redde språket.</text:span></text:p>
      <text:p text:style-name="P1"/>
      <text:p text:style-name="P3"><text:span text:style-name="T2">Det er eventyrstund i Bærtua barnehage i Lakselv i Porsanger kommune.</text:span></text:p>
      <text:p text:style-name="P3"><text:span text:style-name="T3">– Kuka kloputta minun sillan päälä?, sannoi trolli.</text:span></text:p>
      <text:p text:style-name="P3"><text:span text:style-name="T2">Det er språkmedarbeider Anna-Kaisa Räisänen ved Kvensk institutt i Børselv som er i gang med eventyret om de tre bukkene bruse. Sju unger sitter som tente lys og følger intenst med.</text:span></text:p>
      <text:p text:style-name="P3"><text:span text:style-name="T3">– Trolli sannoi: Mie tulen ja otan sinun!</text:span></text:p>
      <text:p text:style-name="P3"><text:span text:style-name="T2">– Interessen for kvensk blomstrer</text:span></text:p>
      <text:p text:style-name="P3"><text:span text:style-name="T2">Her i Porsanger har de hatt språkreir i ett og et halvt år. Her får 20 unger samt foreldrene og de barnehageansatte som jobber med språkreiret lære seg det kvenske språket. De bruker også språkforbilder, pensjonister fra bygda som kommer til barnehagen for å snakke med barna. Og det går framover, sier Anna-Kaisa Räisänen.</text:span></text:p>
      <text:p text:style-name="P3"><text:span text:style-name="T2">– De har lært en del, de har lært fraser som jeg ofte bruker, de kan fargene og telle til ti og de kan mange sanger, og de forstår det meste, sier hun.</text:span></text:p>
      <text:p text:style-name="P3"><text:span text:style-name="T2">Og hun registrerer at barna gleder seg til stundene med eventyr på kvensk. Også de ansatte syns det er morsomt, pedagogisk leder Maija Linbäck er den ansvarlige for opplegget i barnehagen. Hun har en far som snakker kvensk, og syns det er fint å få lære språket selv og å lære det til barna.</text:span></text:p>
      <text:p text:style-name="P3"><text:span text:style-name="T2">– Det har vært kjempeartig, det artigste er egentlig å se ungene sin progresjon og interesse for det kvenske språket som blomster mer og mer, de har lært en masse, sier hun.</text:span></text:p>
      <text:h text:style-name="P4" text:outline-level="2"><text:span text:style-name="T4">Ei av få bygder der språket fortsatt lever</text:span></text:h>
      <text:p text:style-name="P3"><text:span text:style-name="T2">Etter jul kommer de i gang med språkreir også i Nordreisa kommune i Troms.</text:span></text:p>
      <text:p text:style-name="P3"><text:span text:style-name="T2">Men ståa for det kvenske språket er ytterst kritisk. Mens man for 50-60 år siden kunne høre kvensk, eller «finsk» som det ofte ble omtalt som, i mange bygder i Nord-Troms og Finnmark daglig, er språket sakte, men sikkert forsvunnet som dagligtale. Den eldre generasjonen som har brukt språket, dør sakte, men sikkert ut.</text:span></text:p>
      <text:p text:style-name="P3"><text:span text:style-name="T2">Børselv er en av få bygder der man fortsatt kan høre at språket blir brukt, blant annet på Coopen.</text:span></text:p>
      <text:p text:style-name="P3"><text:span text:style-name="T2">– Päivää, hilser Nanna Salamonsen og Else Olsen i det de kommer inn fra en litt kald vinterdag.</text:span></text:p>
      <text:p text:style-name="P3"><text:span text:style-name="T2">– Päivää, svares det.</text:span></text:p>
      <text:p text:style-name="P3"><text:span text:style-name="T2">Her i bygda er det fortsatt folk som er trespråklige, slik det har vært i mange bygder i Nord-Troms og Finnmark inntil for en del år siden, det snakkes både kvensk, samisk og norsk til daglig. Men det er en hake:</text:span></text:p>
      <text:p text:style-name="P3"><text:span text:style-name="T2">– De unge kan ikke kvensk, selv om de har lært det på skolen, sier Ester Haldorsen.</text:span></text:p>
      <text:p text:style-name="P3"><text:span text:style-name="T2">– Det er vår egen skyld når vi ikke har lært dem det, skyter Nanna Salamonsen inn.</text:span></text:p>
      <text:h text:style-name="P4" text:outline-level="2"><text:span text:style-name="T4">Trengs satsing på utdanning</text:span></text:h>
      <text:p text:style-name="P3"><text:span text:style-name="T2">Denne situasjonen gjør det kvenske språket til et av Europas mest utryddingstruede. Senest sist sommer anbefalte Europarådet strakstiltak for å hindre at språket dør ut.</text:span></text:p>
      <text:p text:style-name="P3"><text:span text:style-name="T2">– Situasjonen har vært kritisk lenge, men nå begynner det virkelig å haste med å iversette tiltak for å redde det kvenske språket, sa leder i Norske kveners forbund, Hilja Huru den gang til Klassekampen.</text:span></text:p>
      <text:p text:style-name="P3"><text:span text:style-name="T2">Og for kvenene i Børselv og Lakselv, som ellers i nord, er utfordringen nå at språkreir ikke strekker til, de trenger en skikkelig satsing på språket om den skal bevares.</text:span></text:p>
      <text:p text:style-name="P3"><text:span text:style-name="T2">– Akkurat nå er det for lite å ha kun to språkreir og en dag pr. uke, det er ikke nok for revitalisere et språk, selv om det er en god start. Selvsagt trenger vi mye mer, sier Räisänen.</text:span></text:p>
      <text:p text:style-name="P3"><text:soft-page-break/><text:span text:style-name="T2">Det er også et problem at ungene ikke får fortsette å lære kvensk når de begynner i skolen. Det er stor mangel på lærere i kvensk over hele landet.</text:span></text:p>
      <text:p text:style-name="P3"><text:span text:style-name="T2">– Motivasjonen for å lære kvensk når de er ferdig i barnehagen slutter da, sier hun.</text:span></text:p>
      <text:p text:style-name="P3"><text:span text:style-name="T2">Og hun får støtte av språkforsker Mari Keränen. Selv om språkreiret betyr mye, er det ikke nok, sier hun. Hun mener det trengs satsing i alle utdanningsledd.</text:span></text:p>
      <text:p text:style-name="P3"><text:span text:style-name="T2">– Vi må se på hele skolegangen, at det finns lærere, vi trenger lærerutdanning i kvensk og det krever mye ressurser, sier hun.</text:span></text:p>
      <text:p text:style-name="P3"><text:span text:style-name="T2">Les også: Sliter med å finne folk som kan bli med å redde kvensk</text:span></text:p>
      <text:p text:style-name="P3"><text:span text:style-name="T2">Norske Kveners Forbund ønsker å endre Opplæringsloven for å sikre opplæring i kvensk, i dag har kvenske barn ikke lovfestet rett på kvensk språkundervisning, de får stort sett tilbud om finsk. Hilja Huru i Norske Kveners Forbund har vært i møte med Kunnskapsdepartementet for å be om endring i Opplæringsloven.</text:span></text:p>
      <text:h text:style-name="P4" text:outline-level="2"><text:span text:style-name="T4">Rammet av fornorskingspolitikken</text:span></text:h>
      <text:p text:style-name="P3"><text:span text:style-name="T2">Historien til kvenene er, i likhet med den samiske historien, preget av fornorskingspolitikken som startet på midten av 1800-tallet.</text:span></text:p>
      <text:p text:style-name="P3"><text:span text:style-name="T2">Fornorskingspolitikken førte til at folk sluttet å lære språket videre til nye generasjoner, selv om de eldre i familiene fortsatte å snakke kvensk seg imellom. Etter krigen ble det mer og mer slutt på å lære språket videre til nye generasjoner, og det har ført til at minst to generasjoner ikke kan snakke kvensk. I dag er det svært få unge som bruker språket til daglig, enn si kan kvensk i det hele tatt.</text:span></text:p>
      <text:p text:style-name="P3"><text:span text:style-name="T2">Og til tross for at krafttak er etterlyst gjentatte ganger gjennom de siste årene, har ikke de store tiltakene kommet.</text:span></text:p>
      <text:p text:style-name="P3"><text:span text:style-name="T2">– Kvensk er i en veldig truet situasjon. Hvis man skal høre kvensk om 20-30 år her i landet så må det skje mye, sier nestleder i Norske Kveners Forbund, Trygg Jakola.</text:span></text:p>
      <text:p text:style-name="P3"><text:span text:style-name="T2">Bevilgningene til samiske formål har økt betraktelig over de siste tjue år (se faktaboks).</text:span></text:p>
      <text:p text:style-name="P3"><text:span text:style-name="T2">Men den sterke økningen til samiske formål, der Sametinget selvsagt utgjør en stor del, gjør at mange mener det er en skjevfordeling som ikke bare kan forklares av at samene er anerkjent som urfolk, mens kvenene ikke er det.</text:span></text:p>
      <text:p text:style-name="P3"><text:span text:style-name="T2">I et Brennpunkt-program som ble sendt i 1998 blir det satt fokus på denne skjevfordelingen, der ble det blant annet påpekt av det ble bevilget en krone pr. medlem i tilskudd til samiske organisasjoner, men medlemmene i de kvenske bare fikk 30 øre i tilskudd. Det ble fra Samisk avdeling i Kommunaldepartementet lovt en økning til kvensk den gang, men økningen har nok ikke vært så høy som de kvenske organisasjonene har forventet.</text:span></text:p>
      <text:h text:style-name="P4" text:outline-level="2"><text:span text:style-name="T4">Optimisme tross alt</text:span></text:h>
      <text:p text:style-name="P3"><text:span text:style-name="T2">Men til tross for dette er det en viss optimisme i kvenske miljøer. Flere og flere kommuner vedtar at det skal skiltes på tre språk, den siste ut var Nordreisa. I Tana har formannskapet nylig vedtatt å etablere et kvensk språksenter i kommunen. Også Kvænangen vil ha et kvensk språksenter.</text:span></text:p>
      <text:p text:style-name="P3"><text:span text:style-name="T2">– Det blåser – om ikke en storm eller orkan så en kvensk bris – over landet, sa nestleder Jakola på Norske Kveners Forbunds 30-årsjubileum i forrige uke.</text:span></text:p>
      <text:p text:style-name="P3"><text:span text:style-name="T2">Han viser blant annet til at Troms fylkesting har vedtatt en handlingsplan for kvensk språk og kultur og at Finnmark fylkeskommune jobber med det samme. På nyåret kommer også kommer regjeringen med sin handlingsplan, for første gang i historien. Jakola sier de har forventninger til den.</text:span></text:p>
      <text:p text:style-name="P3"><text:span text:style-name="T2">– Man kan jo ikke bare lage en plan, det må komme noen tiltak og penger som følge av det, sier han.</text:span></text:p>
      <text:h text:style-name="P4" text:outline-level="2"><text:span text:style-name="T4">Må selv ta språket i bruk</text:span></text:h>
      <text:p text:style-name="P3"><text:span text:style-name="T2">Og selv om Norske Kveners Forbund fortsatt forventer en satsing fra myndighetene er de også mer og mer opptatt av at de selv må begynne å bruke språket oftere.</text:span></text:p>
      <text:p text:style-name="P3"><text:span text:style-name="T2">– Vi må selv også ta ansvar for å føre språket videre til de som kommer etter oss, sier Trygg Jakola.</text:span></text:p>
      <text:p text:style-name="P3"><text:span text:style-name="T2">I en slik sammenheng kan språkreir, som involverer både de unge, foreldrene og besteforeldregenerasjonen være særdeles viktig, mener Mari Keränen.</text:span></text:p>
      <text:p text:style-name="P3"><text:span text:style-name="T2">Anna-Kaisa Räisänen gleder seg over engasjementet til ungene, de har alltid forventninger til det som skal skje når hun kommer.</text:span></text:p>
      <text:p text:style-name="P3"><text:span text:style-name="T2">– Det er viktig for det betyr at de føler seg trygge med det kvenske språket og at de forstår, sier hun.</text:span></text:p>
      <text:p text:style-name="P3"><text:span text:style-name="T2">I Bærtua barnehage går eventyrstunden mot slutten, trollet havner i elva og de tre bukkene bruse får spise seg god og mett.</text:span></text:p>
      <text:p text:style-name="P2"><text:soft-page-break/><text:span text:style-name="T2">– Ja hipp happ hoppu, tässä oon loppu, sier hun til ungene. Nå skal de prate litt sammen og synge på kvensk før dagens språkreir er over</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default-outline-level="2" style:list-style-name="" style:class="text">
      <style:paragraph-properties fo:margin-top="0.494cm" fo:margin-bottom="0.494cm" loext:contextual-spacing="false"/>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nb" style:country-asian="NO"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nb" style:country-asian="NO" style:font-name-complex="Times New Roman1" style:font-family-complex="'Times New Roman'" style:font-family-generic-complex="system" style:font-pitch-complex="variable"/>
    </style:style>
    <style:style style:name="Default_20_Paragraph_20_Font" style:display-name="Default Paragraph Font" style:family="text"/>
    <style:style style:name="Overskrift_20_2_20_Tegn" style:display-name="Overskrift 2 Tegn"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nb" style:country-asian="NO" style:font-weight-asian="bold" style:font-name-complex="Times New Roman1" style:font-family-complex="'Times New Roman'"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homas Brevik Kjærstad</meta:initial-creator>
    <dc:creator>Thomas Brevik Kjærstad</dc:creator>
    <meta:editing-cycles>3</meta:editing-cycles>
    <meta:creation-date>2021-01-06T21:02:00</meta:creation-date>
    <dc:date>2021-01-06T21:08:00</dc:date>
    <meta:editing-duration>PT3M</meta:editing-duration>
    <meta:generator>LibreOffice/6.4.6.2$Linux_X86_64 LibreOffice_project/40$Build-2</meta:generator>
    <meta:document-statistic meta:table-count="0" meta:image-count="0" meta:object-count="0" meta:page-count="3" meta:paragraph-count="51" meta:word-count="1309" meta:character-count="7467" meta:non-whitespace-character-count="61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